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ServiceImpl.for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Impl.safeClose(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minServiceImpl.sav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dminServiceImpl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dminServiceImpl.copyFilteredResourceToDir( File target , String resource , HashMap &lt; String , String &gt;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dminServiceImpl.copyResourceToDir( File target , String resource , boolean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dminServiceImpl.ge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Impl.ge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Impl.chmod( File serviceFile ,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minServiceImpl.mkdir( File serviceMixBase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minServiceImpl.getInsta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Impl.createInstance( String name , int port , String loc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dminServiceImpl.println( String 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ServiceImpl.setPreferences( PreferencesService p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Impl.filter( String line , HashMap &lt; String , String &gt;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minServiceImpl.safeClose( Out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